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unctional Requirements:</text:span></text:p>
      <text:p text:style-name="P1"><text:span text:style-name="T1"/></text:p>
      <text:p text:style-name="P1">1. The App shall run on the Android OS.</text:p>
      <text:p text:style-name="P1"/>
      <text:p text:style-name="P1">2. The App shall contain a Main Menu that displays four clickable Menu Options: a Service Directory Menu Option, a Room Directory Menu Option, a Scavenger Hunt Menu Option, and My Location Menu Option.</text:p>
      <text:p text:style-name="P1"/>
      <text:p text:style-name="P1">3. The Service Directory Menu Option shall link to the Services Search Screen.</text:p>
      <text:p text:style-name="P1"/>
      <text:p text:style-name="P1">4. The Room Directory Menu Option shall link to the Room Search Screen.</text:p>
      <text:p text:style-name="P1"/>
      <text:p text:style-name="P1">5. The Scavenger Hunt Menu Option shall link to the Scavenger Hunt Feature.</text:p>
      <text:p text:style-name="P1"/>
      <text:p text:style-name="P1">6. The My Location Menu Option shall link to the My Location Screen.</text:p>
      <text:p text:style-name="P1"/>
      <text:p text:style-name="P1">7. The My Location Screen shall display the Building’s List of Services for the Building nearest the User.</text:p>
      <text:p text:style-name="P1"/>
      <text:p text:style-name="P1">8. The My Location Screen shall display a Spinning Wheel icon and a “Searching for nearest building...” message while it determines the nearest Building.</text:p>
      <text:p text:style-name="P1"/>
      <text:p text:style-name="P1">9. The App shall contain a Scavenger Hunt Feature that will allow the User the option of a more interactive way to discover the most important information within the Service Directory.</text:p>
      <text:p text:style-name="P1"/>
      <text:p text:style-name="P1">10. The App shall allow the User access to any of the Service Directory’s information whether or not the User has completed the Scavenger Hunt Feature.</text:p>
      <text:p text:style-name="P1"/>
      <text:p text:style-name="P1">11. A Clue must contain a Description, an Optional Picture, and the desired Solution.</text:p>
      <text:p text:style-name="P1"/>
      <text:p text:style-name="P1">12. A Solution must be either a String or GPS coordinates with a radius.</text:p>
      <text:p text:style-name="P1"/>
      <text:p text:style-name="P1">13. The Scavenger Hunt Feature shall display a Clue's Description and Optional Picture to the User and provide either a Text Box for String Solution input or a 'Check My Location' button for GPS coordinates Solution input.</text:p>
      <text:p text:style-name="P1"/>
      <text:p text:style-name="P1">14. The Services Search Screen shall allow the Service Directory to be searched visually via an Interactive List.</text:p>
      <text:p text:style-name="P1"/>
      <text:p text:style-name="P1">15. The Interactive List shall be filterable via a Search Bar.</text:p>
      <text:p text:style-name="P1"/>
      <text:p text:style-name="P1">16. The Service Results Screen shall appear when the User selects a Service List Item from the Interactive List.</text:p>
      <text:p text:style-name="P1"/>
      <text:p text:style-name="P1">17. A Service List Item shall be either a Web Service or a Building.</text:p>
      <text:p text:style-name="P1"/>
      <text:p text:style-name="P1">18. The Service Results Screen shall display the Service List Item’s Service Data.</text:p>
      <text:p text:style-name="P1"/>
      <text:p text:style-name="P1">19. A Web Service’s Service Data shall contain Service Name, Service Description, Service Phone Number (if Applicable), and website URL.</text:p>
      <text:p text:style-name="P1"/>
      <text:p text:style-name="P1">20. A Building’s Service Data shall contain a Service Name, Service Description, Service Phone Number (if Applicable), and website URL (if Applicable) for each item in the Building’s List of Services.</text:p>
      <text:p text:style-name="P1"/>
      <text:p text:style-name="P1">21. The App shall contain a Room Directory that maps a Room Number and Building to a set of Room Data.</text:p>
      <text:p text:style-name="P1"/>
      <text:p text:style-name="P1">22. Room Data shall contain information about the room and directions to its location on campus.</text:p>
      <text:p text:style-name="P1"/>
      <text:p text:style-name="P1">23. The Room Search Screen shall access and search the Room Directory.</text:p>
      <text:p text:style-name="P1"/>
      <text:p text:style-name="P1">24. The Room Search Screen shall accept input of Room Number via a Text Box and Building Name via a Dropdown List and provide a ‘Search’ button.</text:p>
      <text:p text:style-name="P1"/>
      <text:p text:style-name="P1">25. The Room Results Screen shall appear once the User presses the ‘Search’ button on the Room Search Screen with a Room Number and Building combination that has been mapped in the Room Directory.</text:p>
      <text:p text:style-name="P1"/>
      <text:p text:style-name="P1">26. The Room Search Screen shall show an Error Message when the 'Search' button is pressed with an unmapped Room Number and Building combination.</text:p>
      <text:p text:style-name="P1"/>
      <text:p text:style-name="P1">27. The Room Results Screen shall display the mapped room's set of Room Data and the ’Take Me There’ button.</text:p>
      <text:p text:style-name="P1"/>
      <text:p text:style-name="P1">28. The ’Take Me There’ button shall link to the Directions Screen.</text:p>
      <text:p text:style-name="P1"/>
      <text:p text:style-name="P1">29. The App shall contain a Directions Directory that maps a Current Location and Destination Location to a set of Directions from one point to the other.</text:p>
      <text:p text:style-name="P1"/>
      <text:p text:style-name="P1">30. <text:s/>The Directions Screen shall access the Directions Directory utilizing the Current Location and Destination Location and display the Directions.</text:p>
      <text:p text:style-name="P1"/>
      <text:p text:style-name="P1">31. The App must present the first unsolved clue when the Scavenger Hunt Menu Option is pressed.</text:p>
      <text:p text:style-name="P1"/>
      <text:p text:style-name="P1">32. The Scavenger Hunt Feature shall show the first Clue when the Scavenger Hunt Menu Option is pressed.</text:p>
      <text:p text:style-name="P1"/>
      <text:p text:style-name="P1">33. The Scavenger Hunt Feature shall show the next unsolved Clue upon a correct Solution.</text:p>
      <text:p text:style-name="P1"/>
      <text:p text:style-name="P1">34. The Scavenger Hunt Feature shall show a message indicating there are no more Clues once every Clue has been solved.</text:p>
      <text:p text:style-name="P1"/>
      <text:p text:style-name="P1">35. The Scavenger Hunt Feature shall contain a ‘Hints’ button that allows the User to request more hints for a clue.</text:p>
      <text:p text:style-name="P1"/>
      <text:p text:style-name="P1">36. The App shall show an Informational Popup containing information about Point of Interest if the User enters the Point of Interest’s location during the scavenger hunt.</text:p>
      <text:p text:style-name="P1"/>
      <text:p text:style-name="P1">37. The App's installable binary must be no larger than 100MB.</text:p>
      <text:p text:style-name="P1"/>
      <text:p text:style-name="P1">38. The App must connect to any necessary Outside Systems to obtain User information or Pertinent Location Information.</text:p>
      <text:p text:style-name="P1"/>
      <text:p text:style-name="P1"><text:span text:style-name="T1">Non-Functional Requirements:</text:span></text:p>
      <text:p text:style-name="P1"><text:span text:style-name="T1"/></text:p>
      <text:p text:style-name="P1">1. The App must minimize its usage of GPS.</text:p>
      <text:p text:style-name="P1"><text:span text:style-name="T1"/></text:p>
      <text:p text:style-name="P1">2. The App must minimize its battery dr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